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9301" officeooo:paragraph-rsid="00089301"/>
    </style:style>
    <style:style style:name="P2" style:family="paragraph" style:parent-style-name="Standard">
      <style:text-properties officeooo:rsid="00089301" officeooo:paragraph-rsid="0009bc72"/>
    </style:style>
    <style:style style:name="T1" style:family="text">
      <style:text-properties officeooo:rsid="0009bc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_A_1</text:p>
      <text:p text:style-name="P1">SC_A_2</text:p>
      <text:p text:style-name="P1">SC_A_3</text:p>
      <text:p text:style-name="P1">SC_A_4</text:p>
      <text:p text:style-name="P1">SC_A_5</text:p>
      <text:p text:style-name="P1">SC_A_6</text:p>
      <text:p text:style-name="P1">SC_A_7</text:p>
      <text:p text:style-name="P2">SC_A_8</text:p>
      <text:p text:style-name="P2">SC_A_9</text:p>
      <text:p text:style-name="P2">SC_A_10</text:p>
      <text:p text:style-name="P2">SC_A_1<text:span text:style-name="T1">1</text:span></text:p>
      <text:p text:style-name="P2">SC_A_1<text:span text:style-name="T1">2</text:span></text:p>
      <text:p text:style-name="P2">SC_A_<text:span text:style-name="T1">13</text:span></text:p>
      <text:p text:style-name="P2">SC_A_<text:span text:style-name="T1">14</text:span></text:p>
      <text:p text:style-name="P2">SC_A_1<text:span text:style-name="T1">5</text:span></text:p>
      <text:p text:style-name="P2">SC_A_1<text:span text:style-name="T1">6</text:span></text:p>
      <text:p text:style-name="P2"><text:span text:style-name="T1">SC_A_17</text:span></text:p>
      <text:p text:style-name="P2">SC_A_1<text:span text:style-name="T1">8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53:53</meta:creation-date>
    <dc:date>2012-10-23T17:51:36.42</dc:date>
    <meta:editing-duration>P0D</meta:editing-duration>
    <meta:editing-cycles>3</meta:editing-cycles>
    <meta:document-statistic meta:table-count="0" meta:image-count="0" meta:object-count="0" meta:page-count="1" meta:paragraph-count="18" meta:word-count="18" meta:character-count="117" meta:non-whitespace-character-count="117"/>
  </office:meta>
</office:document-meta>
</file>